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Standard">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text:soft-page-break/>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Standard">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text:soft-page-break/>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text:p text:style-name="Standard">Les impertinences de la Zagashienne semblait rebondir sur son homologue Kharaalienne sans aucun effet ou presque. Celle-ci parut tout de même un chouïa ennuyée de la voir se dévêtir ainsi pour se plonger dans la cuve d'eau froide mais n'avait pas tiqué plus que cela, n'y prêtant pas autant d'attention que la blondinette l'aurait souhaité. Elle lâcha un petit soupir dépité, faisant écho à celui qui avait exprimé un profond plaisir lorsqu'elle s'était immergée dans le liquide transparent. Il allait falloir qu'elle redouble d'efforts si elle voulait faire sortir la jeune femme aux cheveux blancs de ses gonds. Et ce n'était pas si étonnant que cela. S'il en avait été autrement, l'anomalie aurait pu clamer haut et fort que la réputation de Delkhii était usurpée. Et elle s'en serait donné à cœur joie. En attendant, elle devait trouver des idées.</text:p>
      <text:p text:style-name="Standard"/>
      <text:p text:style-name="Standard">Tout en réfléchissant aux tours qu'elle pourrait jouer à Lycinia, Eléonore observa cette dernière faire fi de son petit barbotage et se mettre à son aise, allant chercher une petite gourde métallique de son sac à dos pour en verser le contenu dans une tasse en terre cuite. A cette distance la blonde aux yeux émeraudes ne pouvait sentir l'odeur qu'avait le breuvage en question et, avec pour seul indication sa couleur vert clair elle ne pouvait deviner exactement de quoi il s'agissait, attisant au fond d'elle un <text:soft-page-break/>léger sentiment de curiosité et d'envie. Après une petite démonstration de magie terrestre, voilà Lycinia installée confortablement à prendre son goûter. C'est qu'elle avait pris la pose, en plus. Le sourire taquin d'Eléonore s'agrandit encore un peu alors que sa camarade d'infortune reprenait la parole, lui reprochant de n'avoir toujours pas daigné se présenter tout en lui indiquant que ce qu'elle avait pris pour une baignoire était en fait une réserve d'eau potable, provoquant un rire étouffé chez l'ancienne militaire.</text:p>
      <text:p text:style-name="Standard"><text:line-break/>-L'eau c'est l'eau. Je ne pense pas que Dalai avait fait une différence entre eau « potable » et eau « du bain » lorsqu'Ils ont créé ce monde. Enfin je dis ça, j'en sais rien hein. « Les voies des Architectes sont impénétrables », paraît-il.</text:p>
      <text:p text:style-name="Standard">Elle lâche un clin d’œil provocateur après cette citation ironique. Comme pour illustrer son propos, Eléonore but une longue gorgée de l'eau dans laquelle elle baignait. Pas question de perdre la face pour une erreur de jugement. Il n'était pas facile de savoir si elle croyait vraiment ce qu'elle venait de dire ou si elle faisait preuve d'une horrible mauvaise foi pour sauver les apparences. Toujours accoudée à la cuve, elle pointa la tasse que tenait la Kharaalienne du menton.</text:p>
      <text:p text:style-name="Standard"><text:line-break/>- « Beaucoup à faire », hein ?</text:p>
      <text:p text:style-name="Standard">Avec un nouveau rire fugace, la blondinette se leva et entreprit de quitter sa baignoire improvisée. Après quelques instants de silence, elle lâcha finalement :</text:p>
      <text:p text:style-name="Standard"><text:line-break/>- Eléonore.</text:p>
      <text:p text:style-name="Standard">Au moment où elle prononçait son nom, deux colonnes d'eau s'élevèrent brièvement dans son dos. C'était comme si ces geysers voulaient rendre hommage à la disciple de Dalai. Celle-ci s'était seulement adonnée à une nouvelle gaminerie, et on pouvait très clairement lire au fond de ses yeux olives quelque chose comme : « Regarde, moi aussi je sais faire de la magie ». Jubilant intérieurement de sa petite blague, elle s'extirpa finalement de la cuve et, non sans avoir au préalable essoré ses cheveux sur le sol en les tordant en mode « serpillière », se dirigea d'un pas tranquille vers une rangée d'armes posées sur une table en pierre un peu plus loin, tournant ostensiblement le dos à Lycinia. Sans se donner la peine de se rhabiller -elle n'avait de toute façon pas de quoi se sécher, autre erreur de jugement de sa part, Eléonore se saisit d'un poignard et le tira de son fourreau pour examiner l'équilibre de la lame. Sans bien sûr demander la permission à celle qui l'avait sans doute forgé. Son regard de jade plongé dans le métal étincelant, la jeune femme brisa alors à nouveau le silence.</text:p>
      <text:p text:style-name="Standard"><text:line-break/>-Qu'est-ce que tu bois ? </text:p>
      <text:p text:style-name="P1">Il fallait le reconnaître, en ce qui concernait la forge -Eléonore avait abandonné l'idée que ces armes soient un cadeau de Dalai, cette Kharaalienne savait de quoi elle parlait. La lame que l'anomalie avait en main était d'une qualité appréciable, et elle s'y connaissait. L'équilibre du métal forgé était impressionnant. A la réflexion, elle pourrait très facilement faire bon usage d'une arme de ce type, qui avait les avantages de la discrétion et de la légèreté par rapport au sabre que la Zagashienne portait à la ceinture. Celle-ci commençait à réfléchir à un moyen d'emporter le couteau en douce lorsque son hôte malgré elle lui répondit, soustrayant son attention de l'objet brillant qu'elle rengaina pour se retourner, daignant cette fois-ci faire ça à la propriétaire de la forge.</text:p>
      <text:p text:style-name="Standard"/>
      <text:p text:style-name="Standard">-Rah... quoi ? A tes souhaits.</text:p>
      <text:p text:style-name="Standard"/>
      <text:p text:style-name="Standard">La petite blonde connaissait la région des Tsagaan Oi, mais n'avait jamais entendu le nom de cette boisson jusqu'à présent -et elle s'y connaissait (aussi). Une petite étincelle de curiosité s'installa dans son regard émeraude tandis qu'elle lorgnait sur la bouteille. Lycinia « fabriqua » alors un siège vraisemblablement à son intention et la fugitive s'empressa de s'y installer et de se servir du liquide verdâtre en quantité. Toujours en sous-vêtements, elle plongea ses iris dans son verre afin de décortiquer le breuvage, comme si elle voulait en apprendre un peu plus avant de l'ingurgiter. La dague n'avait pas quitté sa main, bien que rangée dans son fourreau et donc plus ou moins inoffensive en l'état. Ses lèvres trempèrent de manière éphémère dans la boisson et rapidement une sensation agréable mêlée de fraîcheur -sans doute due aux plantes que contenaient le Rah'kah- et de chaleur -celle-ci étant provoquée par l'alcool– lui parcourut l’œsophage.</text:p>
      <text:p text:style-name="Standard"/>
      <text:p text:style-name="Standard">-C'est... sympa.</text:p>
      <text:p text:style-name="Standard"/>
      <text:p text:style-name="Standard">Le mot s'extirpa de ses lèvres avec difficulté. On pouvait assez aisément comprendre que dire quelque chose de gentil -même aussi simple que ça, lui arrachait la gorge. Mais malgré l'aversion incontrôlable qu'elle éprouvait pour cette étrangère, Eléonore ne pouvait le nier ; cette boisson [i]était[/i] sympa. Alors même que l'anomalie appréciait une nouvelle gorgée du breuvage, Lycinia mit à nouveau sa magie en action -magie du feu, cette fois-ci. La blondinette se rappela alors qu'elle avait mentionné vénérer Süns au même titre que Delkhii. Ceci expliquait cela. Toujours était-il qu'en un claquement de doigts -littéralement-, un foyer naquit dans l'âtre de la cheminée, des étincelles venant au passage caresser le dos d'Eléonore qui frissonna sous l'effet bref de chaleur que cela lui procura. </text:p>
      <text:p text:style-name="Standard"/>
      <text:p text:style-name="Standard">La dernière phrase de Lycinia la tira cependant de sa torpeur, lui tirant un soupir de lassitude et un nouveau sourire railleur. Depuis le début de leur entrevue, la Zagashienne avait été odieuse avec elle, agissant comme si elle était chez elle, ruinant sa seule réserve d'eau potable et tripotant sans aucune gêne le fruit de son dur travail, et elle trouvait encore le moyen de lui offrir de quoi se réchauffer. Avec un grand haussement de sourcils et en levant les yeux au ciel, Eléonore termina son verre d'une traite avant de se resservir, perpétrant ainsi sa marotte d'être la plus impolie possible. C'était toujours la même avec les Kharaaliens... Au fond d'elle, l'ex-militaire ne pouvait qu'éprouver de la gratitude pour ce geste -elle était frigorifiée, comme en témoignaient ses frissons réguliers et sa chair de poule, mais son tempérament vindicatif ne pouvait comprendre comme elle pouvait faire preuve d'autant d'hospitalité à son égard.</text:p>
      <text:p text:style-name="Standard"/>
      <text:p text:style-name="Standard">-Tsss... C'est à cause de gens comme vous, les Delkiistes, qu'on doit se farcir une guerre avec Daënastre. Qu'on doit se farcir Daënastre tout court d'ailleurs. Vous êtes beaucoup trop gentils. M'est avis que si on leur avait cassé les genoux dès le début, on en serait pas là...</text:p>
      <text:p text:style-name="Standard"/>
      <text:p text:style-name="Standard">Ce faisant, l'Adepte de Dalai faisait encore une démonstration impressionnante de sa drôle de manière d'exprimer sa gratitude. Et de sa classe on ne peut plus distinguée, par la même occasion...</text:p>
      <text:p text:style-name="P1">Enfin. C'est non sans une surprise teintée de satisfaction qu'Eléonore remarqua les premiers signes d'agacement chez la Kharaalienne. Cette dernière commençait finalement à saturer du comportement imbuvable de l'anomalie, qui avait déployé une énergie tout à fait disproportionnée dans la réalisation de cette tâche. Pour accomplir quoi, me demanderez-vous ? Il y avait un bon paquet de raisons, toutes plus valables les unes que les autres, pour expliquer l'attitude d'Eléonore ; parce que Lycinia l'avait privée du havre de paix qu'elle s'était imaginé à la vue de cette bicoque, parce qu'elle était une adepte de Delkhii, dont la philosophie laxiste avait le don de la foutre en rogne. Par pure mesquinerie. Toute une pléthore de motifs largement suffisants pouvait donc [i]facilement[/i] justifier ce comportement, aussi le prochain qui m'emmerde avec cette question aura le droit à une descente de coude façon Steinfort.</text:p>
      <text:p text:style-name="Standard"/>
      <text:p text:style-name="Standard">En attendant, ses efforts semblaient commencer à porter leurs fruits. Comme on pouvait s'y attendre, s'en prendre à son travail avait été l'élément déclencheur de cette irritation. Lycinia n'avait pas apprécié la manière avec laquelle la blonde platine s'était approprié la dague trouvée sur son atelier, et avait instantanément compris son petit manège -loin d'être discret, il fallait l'admettre. Elle lui lâcha enfin une réflexion sur sa manière bien singulière d'exprimer sa gratitude avant de se défendre d'être trop gentille -ce dont la Zagashienne n'était pas convaincue, pour finalement mentionner l'arme que celle-ci tenait toujours dans sa main. Eléonore n'était pas dupe. En tant qu'ancienne militaire, elle avait une notion assez précise du prix d'un tel objet. Et ce n'était certainement pas celui-ci. Elle la gratifia d'un petit rire moqueur tout en haussant à nouveau les sourcils, les traits de son visage se déformant pour exprimer une offuscation très exagérée.</text:p>
      <text:p text:style-name="Standard"/>
      <text:p text:style-name="Standard">-1 900 Irys ?! A ce prix-là, j'espère que le service est compris. Même le vieux Rochfield était moins cher. Et Dalai sait qu'il avait des Shishülions dans les poches.</text:p>
      <text:p text:style-name="Standard"/>
      <text:p text:style-name="Standard">Le vieux Rochfield était un forgeron de Shüren, réputé aussi bien pour son aigreur et son avarice que pour la qualité de ses créations. Avoir une lame frappée de son sceau était à la fois un signe d’opulence et de finesse. C'était la classe, quoi. Eléonore, bien qu'elle n'ait jamais eu la chance d'en posséder une, avait eu plusieurs fois l'occasion de tester les épées de sa forge lors de sa formation dans l'armée, et à chaque fois elle en était sortie ravie. La dague de la Kharaalienne avait beau être de bonne facture, ce tarif était tout bonnement aberrant. Elle le savait probablement et voulait simplement punir la blondinette pour ses affronts répétés. Celle-ci estima que c'était de bonne guerre, et décida qu'elle reviendrait à la charge à ce sujet plus tard.</text:p>
      <text:p text:style-name="Standard"/>
      <text:p text:style-name="Standard">Lycinia fit une nouvelle démonstration de la sagesse des adeptes du golem en changeant promptement de sujet avant que les offenses de la Zagashienne n'envenime le débat pour de bon, se targuant que son peuple serait à même de défendre ses frontières en cas de danger. Elle enchaîna, sans laisser le temps à Eléonore de déverser une nouvelle fois sa bile ni d'exprimer son scepticisme quant à cette affirmation, en lui demandant ce qu'elle faisait aussi loin de ses terres, aussi peu équipée pour le voyage. La question était on ne peut plus légitime, la réponse extrêmement délicate. Si la jeune femme à la peau hâlée avait vu juste en ce qui concernait le manque de préoccupation globale de l'ancienne militaire, elle avait mis le doigt sur le seul sujet à pouvoir l'angoisser : sa fuite de Zagash. Le souvenir de la sensation qui l'avait envahie à la proximité du Régisseur, lorsqu'elle était encore dans la capitale de son pays natal, lui revint momentanément, provoquant un frisson qui lui parcourut l'échine d'épouvante. Ceci dit, pas question de dévoiler sa vulnérabilité à cette Kharaalienne. Aussi, une fraction de seconde d'hésitation mise à part, Eléonore n'avait rien perdu de son panache lorsqu'elle reprit la parole.</text:p>
      <text:p text:style-name="Standard"/>
      <text:p text:style-name="Standard">-Je suis... en vacances, anachronisa-t-elle sans vergogne.</text:p>
      <text:p text:style-name="Standard"/>
      <text:p text:style-name="Standard">Sans rien ajouter, l'anomalie se leva de son siège de fortune pour se diriger vers ses affaires, toujours posées un peu plus loin. Elle remit uniquement sa chemise, qui s'humidifia aussitôt au <text:soft-page-break/>contact de sa peau pas tout à fait sèche. La jeune femme vint ensuite s'asseoir au plus près du foyer, le menton dans les genoux, avant de reprendre.</text:p>
      <text:p text:style-name="Standard"/>
      <text:p text:style-name="Standard">-J'ai dû partir rapidement. Mais tu n'es pas tout près de chez toi non plus, chère Kharaalienne. Que fais-tu dans un trou aussi paumé que ça à forger des armes, seule ?</text:p>
      <text:p text:style-name="P1">Sa réponse était loin d'avoir satisfait la curiosité de Lycinia. Eléonore pouvait le sentir, et pouvait-elle véritablement l'en blâmer ? Elle n'était pas vraiment convaincue elle-même. Peut-être que le fait que ce n'était qu'un tissu de mensonges n'aidait pas. En tout cas, la raison de son départ l'était. La précipitation avec laquelle elle avait dû quitter son pays natal, elle, était véridique. C'était même presque un euphémisme. Fort heureusement, la Kharaalienne décida de ne pas insister sur la question. Et en toute honnêteté, ce choix était presque salutaire dans la quête de cette dernière d'établir des liens sinon amicaux, au moins cordiaux. S'il y avait bien [i]un[/i] sujet que l'anomalie ne voulait pas aborder, c'était celui-ci, et l'y forcer aurait pu avoir des conséquences désastreuses sur la suite de cette entrevue.</text:p>
      <text:p text:style-name="Standard"/>
      <text:p text:style-name="Standard">Tandis qu'Eléonore remettait sa chemise, Lycinia s'affaira à... les enfermer. Durant une fraction de seconde, la blondinette fronça les sourcils. Était-elle en train d'essayer de la prendre au piège, ici dans sa forge ? Sa main gauche se porta machinalement vers la garde de son arme... Qui était toujours accrochée au pantalon qui trônait au milieu de la pièce, juste à côté de la cuve dans laquelle elle avait eut la bonne idée de faire trempette un peu plus tôt. La Zagashienne se maudit d'avoir baissé sa garde, même pour un instant seulement. Ce n'était pas dans ses habitudes, et cela pourrait lui coûter gros. Ses muscles à nouveau crispés se détendirent lorsqu'elle réalisa que non, blandine n'avait pas prévue de la séquestrer mais qu'elle préparait simplement la forge pour la nuit. La nuit ?</text:p>
      <text:p text:style-name="Standard"/>
      <text:p text:style-name="Standard">Il n'était pas dans les plans originels de l'ancienne militaire de dormir ici. Enfin, si, mais c'était avant de réaliser que l'endroit était habité. Et de toute façon, parler de « plan » pour décrire les actions de la jeune femme était très largement exagéré. Tout au plus, le « plan » qu'elle avait suivi jusqu'à présent était le plan « mettre-le-plus-de-distance-entre-ce-fou-furieux-et-moi » (ou mlpddecffem pour les intimes) et il portait son nom à merveille. Dans ces conditions, passer la nuit ici pouvait facilement s'envisager. Même si sa confiance envers son hôte n'était toujours pas à son top niveau. Eléonore remit ces considérations à plus tard tandis que Lycinia se débarbouillait dans la fameuse cuve et lui offrait une réponse qui, si elle était acceptable, était plus qu'ennuyante. La jeune femme aux yeux de jade lâcha un soupir bruyant tout en rejetant sa tête en arrière pour venir s'allonger sur le sol froid, les jambes toujours pliées.</text:p>
      <text:p text:style-name="Standard"/>
      <text:p text:style-name="Standard">-Ah ouais, je vois... T'es du genre ermite bizarre, c'est ça ? Ca va, tu te fais pas trop chier, toute seule à longueur de journée ?</text:p>
      <text:p text:style-name="Standard"/>
      <text:p text:style-name="Standard">Elle faillit ajouter une référence obscure à un animé qu'elle [strike]avait vu[/strike] n'avait pas vu du tout parce que les animés n'existent pas dans cet univers, qui parlait d'un ermite qui pouvait invoquer des grenouilles et qui buvait de l'alcool bizarre, mais se retint finalement [strike]de peur de passer pour une nerd[/strike] parce que ça.n'existe.pas. D'autant plus qu'elle était bien placée pour parler, la vagabonde fugitive qui avait autant d'ami qu'un disciple d'Amisgal avait d'honneur. Aussi elle n'insista pas et jeta un œil curieux à l'adepte de Süns lorsqu'elle vint s'asseoir à ses côtés pour lui proposer un nouveau verre de son alcool montagnard. Eléonore se hissa sur ses coudes histoire de pouvoir boire dans une autre position que complètement allongée. Elle attrapa la tasse que lui tendait Lycinia et plongea son regard olive dedans pendant quelques secondes, comme si elle réfléchissait aux dernières paroles de celle-ci et essayait de savoir si elle allait accepter la proposition de trêve ou continuer à faire son emmerdeuse. Ou les deux.</text:p>
      <text:p text:style-name="Standard"/>
      <text:p text:style-name="Standard">-Je suis sûre que c'est Dalai qui l'a soufflé à Möchlog....</text:p>
      <text:p text:style-name="Standard"/>
      <text:p text:style-name="Standard">Tout en trinquant avec elle, l'anomalie lui lâcha un clin d’œil provocateur avant d'éclater de rire et de porter la tasse à ses lèvres pour s'enfiler une grande gorgée de rah'kah, dont la chaleur caractéristique lui parcourut l’œsophage dans un nouveau frisson tandis que sous le même effet, ses joues semblaient commencer à légèrement s'empourprer.</text:p>
      <text:p text:style-name="P1">L'impertinence de la Zagashienne trouvait en Lycinia une forme de répondant qui rendait les joutes verbales qu'elle lançait avec ses piques encore plus amusante. La Kharaalienne lui rétorqua ainsi avec une ironie non dissimulée qu'elle célébrait sa présence sans laquelle elle serait peut-être morte d'ennui, avant de pointer du doigt la réflexion qu'Eléonore s'était elle-même faite : celle-ci ne semblait pas particulièrement entourée de proches non plus. La remarque tira un nouveau petit rire à la blonde qui inclina la tête d'un air de dire « Ouais c'est pas faux ». La fugitive commençait à ressentir les effets de l'alcool sur son organisme, et si d'ordinaire l'ébriété avait tendance à exacerber son tempérament belliqueux, la réaction inverse semblait se produire, comme si les efforts de Lycinia pour être une hôte courtoise et agréable portaient finalement leurs fruits.</text:p>
      <text:p text:style-name="Standard"/>
      <text:p text:style-name="Standard">Celle qui n'était au début de leur entrevue qu'une présence nuisible dans ce qu'Eléonore avait identifié comme étant un oasis changeait petit à petit de statut à ses yeux pour devenir une camarade de jeux de mots et une compagnie appréciable pour la soirée. Comme quoi, toute anomalie zagashienne -et par conséquent propice aux accès d'humeur- qu'elle était, une petite ambiance « feu de camp » ainsi que « de l'alcool et de la bonne humeur » comme l'avait si bien dit la jeune femme aux cheveux de neige pouvaient défier les probabilités et la rendre un peu moins imbuvable.</text:p>
      <text:p text:style-name="Standard"/>
      <text:p text:style-name="Standard">Lycinia relança la discussion sur un sujet un peu plus sérieux que les railleries d'Eléonore sur sa prétendue solitude en lui demandant d'où venaient les cicatrices sur son corps. La question surprit dans un premier temps la blondinette, qui se rappela ensuite qu'elle avait eu tout le loisir du monde de se rincer l’œil pendant qu'elle-même rinçait son corps (j'ai pas réussi à caser un zeugma ici, je suis déception). Le regard de la vagabonde s'assombrit subitement avant de se plonger dans le fond de sa tasse à moitié vide. D'un mouvement des épaules, Eléonore fit légèrement tomber sa chemise un peu en dessous des omoplates, révélant ainsi le haut de son dos effectivement bardé de cicatrices. Elle passa l'index de sa main libre -celle qui ne tenait pas sa tasse de rah'kah- sur l'une d'entre elles, frissonnant au contact de l'aspérité de sa peau.</text:p>
      <text:p text:style-name="Standard"/>
      <text:p text:style-name="Standard">-Oh... ça ? Elle marqua une pause. Ce sont les séquelles des scarifications que je m'inflige en guise de flagellation lorsque je fais quelque chose qui pourrait irriter Dalai.</text:p>
      <text:p text:style-name="Standard"/>
      <text:p text:style-name="Standard">Sa voix s'était faite plus grave, plus sérieuse. Son vocabulaire avait égale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3-05T17:18:55.31</dc:date>
    <meta:editing-duration>P1DT17M4S</meta:editing-duration>
    <meta:editing-cycles>1024</meta:editing-cycles>
    <meta:generator>OpenOffice/4.1.3$Win32 OpenOffice.org_project/413m1$Build-9783</meta:generator>
    <meta:document-statistic meta:table-count="0" meta:image-count="0" meta:object-count="0" meta:page-count="9" meta:paragraph-count="55" meta:word-count="5083" meta:character-count="30992"/>
  </office:meta>
</office:document-meta>
</file>